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4*"/>
    </style:style>
    <style:style style:name="Tableau1.B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c535" officeooo:paragraph-rsid="000b9ce8"/>
    </style:style>
    <style:style style:name="P2" style:family="paragraph" style:parent-style-name="Standard">
      <style:text-properties officeooo:rsid="000bc535" officeooo:paragraph-rsid="000bc535"/>
    </style:style>
    <style:style style:name="P3" style:family="paragraph" style:parent-style-name="Standard">
      <style:text-properties fo:font-style="normal" officeooo:rsid="000ec99f" officeooo:paragraph-rsid="000ec99f" style:font-style-asian="normal" style:font-style-complex="normal"/>
    </style:style>
    <style:style style:name="P4" style:family="paragraph" style:parent-style-name="Standard">
      <style:text-properties fo:font-style="normal" officeooo:rsid="00161afe" officeooo:paragraph-rsid="00161afe" style:font-style-asian="normal" style:font-style-complex="normal"/>
    </style:style>
    <style:style style:name="P5" style:family="paragraph" style:parent-style-name="Standard">
      <style:text-properties fo:font-style="normal" officeooo:rsid="0016f724" officeooo:paragraph-rsid="0016f724" style:font-style-asian="normal" style:font-style-complex="normal"/>
    </style:style>
    <style:style style:name="P6" style:family="paragraph" style:parent-style-name="Standard">
      <style:text-properties fo:font-style="normal" officeooo:rsid="001b6dbf" officeooo:paragraph-rsid="001b6dbf" style:font-style-asian="normal" style:font-style-complex="normal"/>
    </style:style>
    <style:style style:name="P7" style:family="paragraph" style:parent-style-name="Standard">
      <style:text-properties fo:font-style="normal" officeooo:rsid="001d4e81" officeooo:paragraph-rsid="001d4e81" style:font-style-asian="normal" style:font-style-complex="normal"/>
    </style:style>
    <style:style style:name="P8" style:family="paragraph" style:parent-style-name="Standard">
      <style:text-properties fo:font-style="normal" officeooo:rsid="001eec8a" officeooo:paragraph-rsid="001eec8a" style:font-style-asian="normal" style:font-style-complex="normal"/>
    </style:style>
    <style:style style:name="P9" style:family="paragraph" style:parent-style-name="Standard">
      <style:text-properties fo:font-style="normal" officeooo:rsid="0022d18d" officeooo:paragraph-rsid="0022d18d" style:font-style-asian="normal" style:font-style-complex="normal"/>
    </style:style>
    <style:style style:name="P10" style:family="paragraph" style:parent-style-name="Standard">
      <style:text-properties fo:font-style="normal" officeooo:rsid="0023f7cc" officeooo:paragraph-rsid="0023f7cc" style:font-style-asian="normal" style:font-style-complex="normal"/>
    </style:style>
    <style:style style:name="P11" style:family="paragraph" style:parent-style-name="Standard">
      <style:text-properties fo:font-style="normal" officeooo:rsid="00252d57" officeooo:paragraph-rsid="0023f7cc" style:font-style-asian="normal" style:font-style-complex="normal"/>
    </style:style>
    <style:style style:name="P12" style:family="paragraph" style:parent-style-name="Standard">
      <style:text-properties fo:font-style="normal" officeooo:rsid="0026e96c" officeooo:paragraph-rsid="0026e96c" style:font-style-asian="normal" style:font-style-complex="normal"/>
    </style:style>
    <style:style style:name="P13" style:family="paragraph" style:parent-style-name="Standard">
      <style:text-properties fo:font-style="normal" officeooo:rsid="00312bd2" officeooo:paragraph-rsid="00312bd2" style:font-style-asian="normal" style:font-style-complex="normal"/>
    </style:style>
    <style:style style:name="P14" style:family="paragraph" style:parent-style-name="Standard">
      <style:text-properties fo:font-style="normal" officeooo:rsid="00335116" officeooo:paragraph-rsid="00335116" style:font-style-asian="normal" style:font-style-complex="normal"/>
    </style:style>
    <style:style style:name="P15" style:family="paragraph" style:parent-style-name="Standard">
      <style:text-properties fo:font-style="normal" officeooo:rsid="003676d9" officeooo:paragraph-rsid="003676d9" style:font-style-asian="normal" style:font-style-complex="normal"/>
    </style:style>
    <style:style style:name="P16" style:family="paragraph" style:parent-style-name="Standard">
      <style:text-properties fo:font-style="normal" officeooo:rsid="003b4b76" officeooo:paragraph-rsid="003b4b76" style:font-style-asian="normal" style:font-style-complex="normal"/>
    </style:style>
    <style:style style:name="P17" style:family="paragraph" style:parent-style-name="Standard">
      <style:text-properties fo:font-style="normal" officeooo:rsid="003cf40d" officeooo:paragraph-rsid="003cf40d" style:font-style-asian="normal" style:font-style-complex="normal"/>
    </style:style>
    <style:style style:name="P18" style:family="paragraph" style:parent-style-name="Standard">
      <style:text-properties fo:font-style="normal" officeooo:rsid="003dee7c" officeooo:paragraph-rsid="003dee7c" style:font-style-asian="normal" style:font-style-complex="normal"/>
    </style:style>
    <style:style style:name="P19" style:family="paragraph" style:parent-style-name="Standard">
      <style:text-properties fo:font-style="normal" officeooo:rsid="003f5ce4" officeooo:paragraph-rsid="003f5ce4" style:font-style-asian="normal" style:font-style-complex="normal"/>
    </style:style>
    <style:style style:name="P20" style:family="paragraph" style:parent-style-name="Standard">
      <style:text-properties fo:font-style="normal" officeooo:rsid="00413d4a" officeooo:paragraph-rsid="00413d4a" style:font-style-asian="normal" style:font-style-complex="normal"/>
    </style:style>
    <style:style style:name="P21" style:family="paragraph" style:parent-style-name="Standard">
      <style:text-properties fo:font-style="normal" officeooo:rsid="004379dd" officeooo:paragraph-rsid="004379dd" style:font-style-asian="normal" style:font-style-complex="normal"/>
    </style:style>
    <style:style style:name="P22" style:family="paragraph" style:parent-style-name="Standard">
      <style:text-properties fo:font-style="normal" officeooo:rsid="0043bb90" officeooo:paragraph-rsid="004379dd" style:font-style-asian="normal" style:font-style-complex="normal"/>
    </style:style>
    <style:style style:name="P23" style:family="paragraph" style:parent-style-name="Standard">
      <style:text-properties fo:font-style="normal" officeooo:rsid="0043bb90" officeooo:paragraph-rsid="0043bb90" style:font-style-asian="normal" style:font-style-complex="normal"/>
    </style:style>
    <style:style style:name="P24" style:family="paragraph" style:parent-style-name="Standard">
      <style:text-properties fo:font-style="normal" officeooo:rsid="0044abe5" officeooo:paragraph-rsid="0044abe5" style:font-style-asian="normal" style:font-style-complex="normal"/>
    </style:style>
    <style:style style:name="P25" style:family="paragraph" style:parent-style-name="Standard">
      <style:text-properties fo:font-style="normal" style:text-underline-style="solid" style:text-underline-width="auto" style:text-underline-color="font-color" officeooo:rsid="0020d634" officeooo:paragraph-rsid="0020d634" style:font-style-asian="normal" style:font-style-complex="normal"/>
    </style:style>
    <style:style style:name="P26" style:family="paragraph" style:parent-style-name="Standard">
      <style:text-properties fo:font-style="normal" style:text-underline-style="solid" style:text-underline-width="auto" style:text-underline-color="font-color" officeooo:rsid="0022d18d" officeooo:paragraph-rsid="0022d18d" style:font-style-asian="normal" style:font-style-complex="normal"/>
    </style:style>
    <style:style style:name="P27" style:family="paragraph" style:parent-style-name="Table_20_Contents">
      <style:text-properties officeooo:rsid="002734a7" officeooo:paragraph-rsid="002734a7"/>
    </style:style>
    <style:style style:name="P28" style:family="paragraph" style:parent-style-name="Table_20_Contents">
      <style:text-properties officeooo:rsid="002789ce" officeooo:paragraph-rsid="002789ce"/>
    </style:style>
    <style:style style:name="P29" style:family="paragraph" style:parent-style-name="Table_20_Contents">
      <style:text-properties officeooo:rsid="0027fec9" officeooo:paragraph-rsid="0027fec9"/>
    </style:style>
    <style:style style:name="P30" style:family="paragraph" style:parent-style-name="Table_20_Contents">
      <style:text-properties officeooo:rsid="0029bb4a" officeooo:paragraph-rsid="0029bb4a"/>
    </style:style>
    <style:style style:name="P31" style:family="paragraph" style:parent-style-name="Table_20_Contents">
      <style:text-properties officeooo:rsid="002a81a0" officeooo:paragraph-rsid="002a81a0"/>
    </style:style>
    <style:style style:name="P32" style:family="paragraph" style:parent-style-name="Table_20_Contents">
      <style:text-properties officeooo:rsid="002d669b" officeooo:paragraph-rsid="002d669b"/>
    </style:style>
    <style:style style:name="P33" style:family="paragraph" style:parent-style-name="Table_20_Contents">
      <style:text-properties officeooo:rsid="002e0c79" officeooo:paragraph-rsid="002e0c79"/>
    </style:style>
    <style:style style:name="P34" style:family="paragraph" style:parent-style-name="Table_20_Contents">
      <style:text-properties officeooo:rsid="002e9ee3" officeooo:paragraph-rsid="002e9ee3"/>
    </style:style>
    <style:style style:name="P35" style:family="paragraph" style:parent-style-name="Table_20_Contents">
      <style:text-properties officeooo:rsid="00300ea4" officeooo:paragraph-rsid="00300ea4"/>
    </style:style>
    <style:style style:name="P36" style:family="paragraph" style:parent-style-name="Table_20_Contents">
      <style:text-properties officeooo:rsid="003107c8" officeooo:paragraph-rsid="003107c8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officeooo:rsid="003676d9" officeooo:paragraph-rsid="003676d9" style:font-style-asian="normal" style:font-style-complex="normal"/>
    </style:style>
    <style:style style:name="P3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tyle="normal" officeooo:rsid="0043bb90" officeooo:paragraph-rsid="0043bb90" style:font-style-asian="normal" style:font-style-complex="normal"/>
    </style:style>
    <style:style style:name="T1" style:family="text">
      <style:text-properties officeooo:rsid="000cde5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841d0" style:font-style-asian="italic" style:font-style-complex="italic"/>
    </style:style>
    <style:style style:name="T4" style:family="text">
      <style:text-properties fo:font-style="normal" officeooo:rsid="000d39fe" style:font-style-asian="normal" style:font-style-complex="normal"/>
    </style:style>
    <style:style style:name="T5" style:family="text">
      <style:text-properties officeooo:rsid="00107b8b"/>
    </style:style>
    <style:style style:name="T6" style:family="text">
      <style:text-properties officeooo:rsid="0011036c"/>
    </style:style>
    <style:style style:name="T7" style:family="text">
      <style:text-properties officeooo:rsid="00130119"/>
    </style:style>
    <style:style style:name="T8" style:family="text">
      <style:text-properties officeooo:rsid="0017eac2"/>
    </style:style>
    <style:style style:name="T9" style:family="text">
      <style:text-properties officeooo:rsid="00235cf7"/>
    </style:style>
    <style:style style:name="T10" style:family="text">
      <style:text-properties officeooo:rsid="00237213"/>
    </style:style>
    <style:style style:name="T11" style:family="text">
      <style:text-properties officeooo:rsid="002734a7"/>
    </style:style>
    <style:style style:name="T12" style:family="text">
      <style:text-properties officeooo:rsid="002789ce"/>
    </style:style>
    <style:style style:name="T13" style:family="text">
      <style:text-properties fo:font-size="8pt" officeooo:rsid="002789ce" style:font-size-asian="8pt" style:font-size-complex="8pt"/>
    </style:style>
    <style:style style:name="T14" style:family="text">
      <style:text-properties officeooo:rsid="002bc55f"/>
    </style:style>
    <style:style style:name="T15" style:family="text">
      <style:text-properties officeooo:rsid="002c6c48"/>
    </style:style>
    <style:style style:name="T16" style:family="text">
      <style:text-properties officeooo:rsid="002e9ee3"/>
    </style:style>
    <style:style style:name="T17" style:family="text">
      <style:text-properties officeooo:rsid="0032eb82"/>
    </style:style>
    <style:style style:name="T18" style:family="text">
      <style:text-properties officeooo:rsid="00335116"/>
    </style:style>
    <style:style style:name="T19" style:family="text">
      <style:text-properties officeooo:rsid="003417f6"/>
    </style:style>
    <style:style style:name="T20" style:family="text">
      <style:text-properties officeooo:rsid="003841d0"/>
    </style:style>
    <style:style style:name="T21" style:family="text">
      <style:text-properties officeooo:rsid="003cf40d"/>
    </style:style>
    <style:style style:name="T22" style:family="text">
      <style:text-properties officeooo:rsid="00407ae1"/>
    </style:style>
    <style:style style:name="T23" style:family="text">
      <style:text-properties officeooo:rsid="0042b340"/>
    </style:style>
    <style:style style:name="T24" style:family="text">
      <style:text-properties officeooo:rsid="004678d5"/>
    </style:style>
    <style:style style:name="T25" style:family="text">
      <style:text-properties officeooo:rsid="00468e3f"/>
    </style:style>
    <style:style style:name="T26" style:family="text">
      <style:text-properties officeooo:rsid="004716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) <text:span text:style-name="T2">Acquisition</text:span> : <text:span text:style-name="T1">première fois que l'internaute visite le site</text:span></text:p>
      <text:p text:style-name="P2">2) <text:span text:style-name="T2">Conversion</text:span> : <text:span text:style-name="T1">paiement</text:span></text:p>
      <text:p text:style-name="P2">3) <text:span text:style-name="T2">Fidélisation : </text:span><text:span text:style-name="T4">commence quand il a acheté un produit</text:span></text:p>
      <text:p text:style-name="P2"/>
      <text:p text:style-name="P3">web 2.0 : <text:span text:style-name="T7">web collaboratif (2003) : forums de discussion (l'internaute devient éditeur et modérateur)</text:span></text:p>
      <text:p text:style-name="P3">web 1.5 : création de skyblog <text:span text:style-name="T6">(webmaster toujours créateur et éditeur mais l'internaute est contributeur en plus de lecteur</text:span></text:p>
      <text:p text:style-name="P3">web 1.0 : web statique : sites créés et édités par un webmaster <text:span text:style-name="T5">(internaute = simple lecteur)</text:span></text:p>
      <text:p text:style-name="P3"/>
      <text:p text:style-name="P4">e-mail = electronic mail</text:p>
      <text:p text:style-name="P4"/>
      <text:p text:style-name="P5">e-business</text:p>
      <text:p text:style-name="P5">e-marketing</text:p>
      <text:p text:style-name="P5">e-communication</text:p>
      <text:p text:style-name="P5"><text:span text:style-name="T8">e-CRM (</text:span>customer relasionship management<text:span text:style-name="T8">)</text:span></text:p>
      <text:p text:style-name="P5">e-commerce</text:p>
      <text:p text:style-name="P5"/>
      <text:p text:style-name="P6">faire du commerce = faire une transaction financière (e-commerce) (pas le bon coin puisque l'archat ne se fait pas sur le site) (ebay si)</text:p>
      <text:p text:style-name="P6"/>
      <text:p text:style-name="P7">faire du commerce : chercher à vendre, promotion</text:p>
      <text:p text:style-name="P7"/>
      <text:p text:style-name="P8">service de communcation : faire connaître le produit : pub</text:p>
      <text:p text:style-name="P8"/>
      <text:p text:style-name="P25">avant d'être un client, le client est est prospect = quelqu'un qui a besoin</text:p>
      <text:p text:style-name="P25">client = celui qui a acheté</text:p>
      <text:p text:style-name="P26">encore avant : on est suspect : <text:span text:style-name="T9">qui pourrait avoir besoin</text:span></text:p>
      <text:p text:style-name="P9">: <text:span text:style-name="T10">GRC : gestion relations client (CRM)</text:span></text:p>
      <text:p text:style-name="P9"/>
      <text:p text:style-name="P10">rappeler un client = pas de la prospection puisque déjà client, mais SAV</text:p>
      <text:p text:style-name="P10"/>
      <text:p text:style-name="P11">web 2.0 : apparition <text:span text:style-name="T25">du</text:span> social crm (les clients peuvent gérer des problèmes de clients de l'entreprise) <text:s/>: exemple : on débarasse soi-même son plateau à macdonald</text:p>
      <text:p text:style-name="P11"/>
      <text:p text:style-name="P12"><text:span text:style-name="T11">1) </text:span>lev<text:span text:style-name="T26">iers</text:span> d'acquisition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7">acquisition</text:p>
          </table:table-cell>
          <table:table-cell table:style-name="Tableau1.A1" office:value-type="string">
            <text:p text:style-name="P27"><text:span text:style-name="T16">PAYANT</text:span> (<text:span text:style-name="T16">si on paie qulequ'un pour le faire</text:span>)</text:p>
          </table:table-cell>
          <table:table-cell table:style-name="Tableau1.C1" office:value-type="string">
            <text:p text:style-name="P34">NON PAYANT</text:p>
            <text:p text:style-name="P34">(si on le fait soi-même, ou si on fait appel à un quelqu'un sans le payer)</text:p>
            <text:p text:style-name="P36">media sociaux (rp : relations de presse) : pub pour quelqu'un</text:p>
          </table:table-cell>
        </table:table-row>
        <table:table-row>
          <table:table-cell table:style-name="Tableau1.A2" office:value-type="string">
            <text:p text:style-name="P27">online</text:p>
          </table:table-cell>
          <table:table-cell table:style-name="Tableau1.A2" office:value-type="string">
            <text:p text:style-name="P27">SEA : référencement</text:p>
            <text:p text:style-name="P27"><text:span text:style-name="T12">pub <text:s text:c="18"/></text:span><text:span text:style-name="T13">entre les deux</text:span><text:span text:style-name="T12"> ← <text:s/></text:span>RS</text:p>
            <text:p text:style-name="P27">pub (display (sur les réseaux sociaux par exemple))</text:p>
            <text:p text:style-name="P27">e-mailing</text:p>
            <text:p text:style-name="P33">sponsoring</text:p>
          </table:table-cell>
          <table:table-cell table:style-name="Tableau1.C2" office:value-type="string">
            <text:p text:style-name="P27">SEO : référencement</text:p>
            <text:p text:style-name="P27">CM</text:p>
            <text:p text:style-name="P28">buzz marketing</text:p>
            <text:p text:style-name="P33">partenariat</text:p>
          </table:table-cell>
        </table:table-row>
        <table:table-row>
          <table:table-cell table:style-name="Tableau1.A2" office:value-type="string">
            <text:p text:style-name="P27">offline</text:p>
          </table:table-cell>
          <table:table-cell table:style-name="Tableau1.A2" office:value-type="string">
            <text:p text:style-name="P29">publicité vue à la télévision <text:soft-page-break/>peut donner envie d'aller sur internet</text:p>
            <text:p text:style-name="P30">mailing</text:p>
            <text:p text:style-name="P32">flyers et cartes de visite</text:p>
            <text:p text:style-name="P32">affichage (pub)</text:p>
            <text:p text:style-name="P33">packaging</text:p>
            <text:p text:style-name="P35">goodies (stylos gratuits avec le nom de la marque dessus)</text:p>
          </table:table-cell>
          <table:table-cell table:style-name="Tableau1.C2" office:value-type="string">
            <text:p text:style-name="P30"><text:span text:style-name="T15">bouche à oreilles</text:span> (relié au buzz <text:soft-page-break/>marketing)</text:p>
            <text:p text:style-name="P31">placement de marques <text:span text:style-name="T14">(ex : mettre une pomme derrière les produits apple)</text:span></text:p>
            <text:p text:style-name="P33">charte d'utilisation / bonnes pratiques</text:p>
            <text:p text:style-name="P36">street marketing</text:p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9"/>
          </table:table-cell>
          <table:table-cell table:style-name="Tableau1.C2" office:value-type="string">
            <text:p text:style-name="P30"/>
          </table:table-cell>
        </table:table-row>
      </table:table>
      <text:p text:style-name="P12"/>
      <text:p text:style-name="P13">S<text:span text:style-name="T19">E</text:span>O (Search engine optimization) = référencement gratuit/<text:span text:style-name="T17">naturel</text:span></text:p>
      <text:p text:style-name="P13">SEA (ancien SEM, <text:span text:style-name="T18">S</text:span>earch engine advertising) = référencement payant/<text:span text:style-name="T18">liens sponsorisés</text:span> : publicité</text:p>
      <text:p text:style-name="P14">SMO (Social media optim) = être sur réseaux sociaux</text:p>
      <text:p text:style-name="P14"/>
      <text:p text:style-name="P14">SMM (Social media marketing) <text:s/>= marketing sur les médias sociaux</text:p>
      <text:p text:style-name="P14"/>
      <text:p text:style-name="P14">S<text:span text:style-name="T19">E</text:span>O, SEA, SMO : référencement sur internet <text:span text:style-name="T19">= SEM</text:span></text:p>
      <text:p text:style-name="P14">SMM : référencement sur les médias sociaux <text:span text:style-name="T19">= Community management + liens sponsorisés</text:span></text:p>
      <text:p text:style-name="P14"/>
      <text:p text:style-name="P15">Media sociaux : RS, partage, publication : <text:span text:style-name="T2">blog, wiki</text:span>, <text:span text:style-name="T20">MMO, UV, live, micro publication, discussion : </text:span><text:span text:style-name="T3">messenger, forum</text:span><text:span text:style-name="T20">, social commerce : </text:span><text:span text:style-name="T3">leboncoin, groupon</text:span></text:p>
      <text:p text:style-name="P37"/>
      <text:p text:style-name="P16"/>
      <text:p text:style-name="P16">display <text:span text:style-name="T21">= </text:span>publicité en ligne</text:p>
      <text:p text:style-name="P16"/>
      <text:p text:style-name="P17">acteurs du display : - l'annonceur (celui qui a l'argent)</text:p>
      <text:p text:style-name="P17"><text:tab/><text:tab/> <text:s text:c="7"/>- l'affilié (celui qui a le site internet avec l'espace publicitaire)</text:p>
      <text:p text:style-name="P17"/>
      <text:p text:style-name="P17">l'annonceur paie l'affilié pour mettre sa pub sur le site de l'affilié</text:p>
      <text:p text:style-name="P17"/>
      <text:p text:style-name="P17">entre les deux : régie publicitaire sert d'intermédiaire</text:p>
      <text:p text:style-name="P17"/>
      <text:p text:style-name="P18">si le client <text:span text:style-name="T2">clic</text:span> sur la publicité, il est redirigé vers le site de l'annonceur</text:p>
      <text:p text:style-name="P18"/>
      <text:p text:style-name="P18">CPM (Coût pour mille) : tous les mille clics, l'annonceur donner x euros à l'affilié</text:p>
      <text:p text:style-name="P18"/>
      <text:p text:style-name="P19">CPC (Coût par clic) : <text:span text:style-name="T22">annonceur paie affilié dès qu'un clic est fait</text:span></text:p>
      <text:p text:style-name="P19"/>
      <text:p text:style-name="P19">CPA (Coût par action) : <text:span text:style-name="T22">annonceur ne paie que si le produit est acheté après le clic</text:span></text:p>
      <text:p text:style-name="P19"/>
      <text:p text:style-name="P20">annonceur préfère CPC et CPA et l'affilié préfère le CPM et le CPC : <text:span text:style-name="T23">le plus courant est donc le CPC </text:span></text:p>
      <text:p text:style-name="P20"/>
      <text:p text:style-name="P21">location d'espace publicitaire (ex : allociné, avec de l'habillage personnalisé)</text:p>
      <text:p text:style-name="P22"/>
      <text:p text:style-name="P38"/>
      <text:p text:style-name="P23"/>
      <text:p text:style-name="P23">Notes sur le projet : </text:p>
      <text:p text:style-name="P23"/>
      <text:p text:style-name="P24">Recommandation sur les améliorations possibles</text:p>
      <text:p text:style-name="P24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5-12-13T19:21:05.615600940</dc:date>
    <meta:editing-duration>PT5H11M11S</meta:editing-duration>
    <meta:editing-cycles>64</meta:editing-cycles>
    <meta:document-statistic meta:table-count="1" meta:image-count="0" meta:object-count="0" meta:page-count="3" meta:paragraph-count="68" meta:word-count="562" meta:character-count="3425" meta:non-whitespace-character-count="2898"/>
  </office:meta>
</office:document-meta>
</file>